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number-columns-repeated="4"/>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number-columns-repeated="4"/>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number-columns-repeated="4"/>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number-columns-repeated="3"/>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number-columns-repeated="3"/>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table:number-columns-repeated="3"/>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table:number-columns-repeated="3"/>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table:number-columns-repeated="3"/>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table:number-columns-repeated="3"/>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table:number-columns-repeated="2"/>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table:number-columns-repeated="3"/>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table:number-columns-repeated="3"/>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table:number-columns-repeated="2"/>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table:number-columns-repeated="3"/>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table:number-columns-repeated="2"/>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table:number-columns-repeated="3"/>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table:number-columns-repeated="3"/>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table:number-columns-repeated="3"/>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table:number-columns-repeated="3"/>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table:number-columns-repeated="2"/>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table:number-columns-repeated="2"/>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table:number-columns-repeated="3"/>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table:number-columns-repeated="3"/>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table:number-columns-repeated="2"/>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table:number-columns-repeated="3"/>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table:number-columns-repeated="2"/>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table:number-columns-repeated="2"/>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table:number-columns-repeated="2"/>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table:number-columns-repeated="3"/>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table:number-columns-repeated="3"/>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table:number-columns-repeated="2"/>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table:number-columns-repeated="2"/>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table:number-columns-repeated="2"/>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table:number-columns-repeated="2"/>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table:number-columns-repeated="3"/>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table:number-columns-repeated="3"/>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table:number-columns-repeated="3"/>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table:number-columns-repeated="4"/>
        </table:table-row>
        <table:table-row table:style-name="ro1">
          <table:table-cell office:value-type="float" office:value="20191004" calcext:value-type="float">
            <text:p>20191004</text:p>
          </table:table-cell>
          <table:table-cell table:number-columns-repeated="3"/>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table:number-columns-repeated="3"/>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table:number-columns-repeated="3"/>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table:number-columns-repeated="3"/>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table:number-columns-repeated="4"/>
        </table:table-row>
        <table:table-row table:style-name="ro1">
          <table:table-cell office:value-type="float" office:value="20191009" calcext:value-type="float">
            <text:p>20191009</text:p>
          </table:table-cell>
          <table:table-cell table:number-columns-repeated="3"/>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table:number-columns-repeated="3"/>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table:number-columns-repeated="3"/>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table:number-columns-repeated="3"/>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table:number-columns-repeated="3"/>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table:number-columns-repeated="3"/>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table:number-columns-repeated="3"/>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table:number-columns-repeated="3"/>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table:number-columns-repeated="3"/>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table:number-columns-repeated="4"/>
        </table:table-row>
        <table:table-row table:style-name="ro1">
          <table:table-cell office:value-type="float" office:value="20191019" calcext:value-type="float">
            <text:p>20191019</text:p>
          </table:table-cell>
          <table:table-cell table:number-columns-repeated="4"/>
        </table:table-row>
        <table:table-row table:style-name="ro1">
          <table:table-cell office:value-type="float" office:value="20191020" calcext:value-type="float">
            <text:p>20191020</text:p>
          </table:table-cell>
          <table:table-cell table:number-columns-repeated="3"/>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table:number-columns-repeated="4"/>
        </table:table-row>
        <table:table-row table:style-name="ro1">
          <table:table-cell office:value-type="float" office:value="20191022" calcext:value-type="float">
            <text:p>20191022</text:p>
          </table:table-cell>
          <table:table-cell table:number-columns-repeated="4"/>
        </table:table-row>
        <table:table-row table:style-name="ro1">
          <table:table-cell office:value-type="float" office:value="20191023" calcext:value-type="float">
            <text:p>20191023</text:p>
          </table:table-cell>
          <table:table-cell table:number-columns-repeated="4"/>
        </table:table-row>
        <table:table-row table:style-name="ro1">
          <table:table-cell office:value-type="float" office:value="20191024" calcext:value-type="float">
            <text:p>20191024</text:p>
          </table:table-cell>
          <table:table-cell table:number-columns-repeated="3"/>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table:number-columns-repeated="3"/>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table:number-columns-repeated="3"/>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table:number-columns-repeated="3"/>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table:number-columns-repeated="2"/>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table:number-columns-repeated="3"/>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table:number-columns-repeated="3"/>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table:number-columns-repeated="3"/>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table:number-columns-repeated="3"/>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table:number-columns-repeated="4"/>
        </table:table-row>
        <table:table-row table:style-name="ro1">
          <table:table-cell office:value-type="float" office:value="20191103" calcext:value-type="float">
            <text:p>20191103</text:p>
          </table:table-cell>
          <table:table-cell table:number-columns-repeated="4"/>
        </table:table-row>
        <table:table-row table:style-name="ro1">
          <table:table-cell office:value-type="float" office:value="20191104" calcext:value-type="float">
            <text:p>20191104</text:p>
          </table:table-cell>
          <table:table-cell table:number-columns-repeated="4"/>
        </table:table-row>
        <table:table-row table:style-name="ro1">
          <table:table-cell office:value-type="float" office:value="20191105" calcext:value-type="float">
            <text:p>20191105</text:p>
          </table:table-cell>
          <table:table-cell table:number-columns-repeated="4"/>
        </table:table-row>
        <table:table-row table:style-name="ro1">
          <table:table-cell office:value-type="float" office:value="20191106" calcext:value-type="float">
            <text:p>20191106</text:p>
          </table:table-cell>
          <table:table-cell table:number-columns-repeated="3"/>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table:number-columns-repeated="4"/>
        </table:table-row>
        <table:table-row table:style-name="ro1">
          <table:table-cell office:value-type="float" office:value="20191108" calcext:value-type="float">
            <text:p>20191108</text:p>
          </table:table-cell>
          <table:table-cell table:number-columns-repeated="3"/>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table:number-columns-repeated="3"/>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table:number-columns-repeated="3"/>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table:number-columns-repeated="3"/>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table:number-columns-repeated="3"/>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table:number-columns-repeated="3"/>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table:number-columns-repeated="3"/>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table:number-columns-repeated="3"/>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table:number-columns-repeated="3"/>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table:number-columns-repeated="2"/>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table:number-columns-repeated="3"/>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table:number-columns-repeated="3"/>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table:number-columns-repeated="3"/>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table:number-columns-repeated="3"/>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table:number-columns-repeated="2"/>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table:number-columns-repeated="3"/>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table:number-columns-repeated="3"/>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table:number-columns-repeated="2"/>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table:number-columns-repeated="2"/>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table:number-columns-repeated="3"/>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table:number-columns-repeated="3"/>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table:number-columns-repeated="2"/>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table:number-columns-repeated="3"/>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table:number-columns-repeated="2"/>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table:number-columns-repeated="2"/>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table:number-columns-repeated="2"/>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table:number-columns-repeated="3"/>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table:number-columns-repeated="2"/>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table:number-columns-repeated="3"/>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table:number-columns-repeated="2"/>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table:number-columns-repeated="3"/>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table:number-columns-repeated="2"/>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table:number-columns-repeated="2"/>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table:number-columns-repeated="2"/>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table:number-columns-repeated="3"/>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table:number-columns-repeated="3"/>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table:number-columns-repeated="3"/>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table:number-columns-repeated="3"/>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table:number-columns-repeated="3"/>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table:number-columns-repeated="3"/>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table:number-columns-repeated="2"/>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table:number-columns-repeated="3"/>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table:number-columns-repeated="3"/>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table:number-columns-repeated="3"/>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table:number-columns-repeated="3"/>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table:number-columns-repeated="3"/>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table:number-columns-repeated="3"/>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table:number-columns-repeated="3"/>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table:number-columns-repeated="3"/>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table:number-columns-repeated="3"/>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table:number-columns-repeated="3"/>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6">00/00/0000</text:date>, <text:time style:data-style-name="N2" text:time-value="10:42:17.9307326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6T12:43:09.703154970</dc:date>
    <meta:editing-duration>P4DT13H11M47S</meta:editing-duration>
    <meta:editing-cycles>682</meta:editing-cycles>
    <meta:generator>LibreOffice/6.3.4.2.0$Linux_X86_64 LibreOffice_project/30$Build-2</meta:generator>
    <meta:document-statistic meta:table-count="1" meta:cell-count="633" meta:object-count="0"/>
  </office:meta>
</office:document-meta>
</file>